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2.76pt" svg:height="159.05pt" svg:x="366.07pt" svg:y="48.42pt">
            <draw:object draw:notify-on-update-of-ranges="Sheet1.A1:Sheet1.A20 Sheet1.B1:Sheet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formula="of:=ROW()" office:value-type="float" office:value="1" calcext:value-type="float">
            <text:p>1</text:p>
          </table:table-cell>
          <table:table-cell table:formula="of:=POWER(10;[.C1])" office:value-type="float" office:value="0.000229086765276777" calcext:value-type="float">
            <text:p>2.29E-04</text:p>
          </table:table-cell>
          <table:table-cell table:formula="of:=[.$E$5]+[.$E$4]* ([.D1]-[.$E$3])*([.D1])*([.D1]+[.$E$3])" office:value-type="float" office:value="-3.64" calcext:value-type="float">
            <text:p>-3.64</text:p>
          </table:table-cell>
          <table:table-cell table:formula="of:=[.$E$2]*(ROW()-[.$E$1])"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ddle number</text:p>
          </table:table-cell>
        </table:table-row>
        <table:table-row table:style-name="ro1">
          <table:table-cell table:formula="of:=ROW()" office:value-type="float" office:value="2" calcext:value-type="float">
            <text:p>2</text:p>
          </table:table-cell>
          <table:table-cell table:formula="of:=POWER(10;[.C2])" office:value-type="float" office:value="0.764525543204387" calcext:value-type="float">
            <text:p>7.65E-01</text:p>
          </table:table-cell>
          <table:table-cell table:formula="of:=[.$E$5]+[.$E$4]* ([.D2]-[.$E$3])*([.D2])*([.D2]+[.$E$3])" office:value-type="float" office:value="-0.116607999999997" calcext:value-type="float">
            <text:p>-0.116607999999997</text:p>
          </table:table-cell>
          <table:table-cell table:formula="of:=[.$E$2]*(ROW()-[.$E$1])" office:value-type="float" office:value="-10.8" calcext:value-type="float">
            <text:p>-10.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x scale</text:p>
          </table:table-cell>
        </table:table-row>
        <table:table-row table:style-name="ro1">
          <table:table-cell table:formula="of:=ROW()" office:value-type="float" office:value="3" calcext:value-type="float">
            <text:p>3</text:p>
          </table:table-cell>
          <table:table-cell table:formula="of:=POWER(10;[.C3])" office:value-type="float" office:value="368.957208677914" calcext:value-type="float">
            <text:p>3.69E+02</text:p>
          </table:table-cell>
          <table:table-cell table:formula="of:=[.$E$5]+[.$E$4]* ([.D3]-[.$E$3])*([.D3])*([.D3]+[.$E$3])" office:value-type="float" office:value="2.566976" calcext:value-type="float">
            <text:p>2.566976</text:p>
          </table:table-cell>
          <table:table-cell table:formula="of:=[.$E$2]*(ROW()-[.$E$1])" office:value-type="float" office:value="-9.6" calcext:value-type="float">
            <text:p>-9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ero separation in rows</text:p>
          </table:table-cell>
        </table:table-row>
        <table:table-row table:style-name="ro1">
          <table:table-cell table:formula="of:=ROW()" office:value-type="float" office:value="4" calcext:value-type="float">
            <text:p>4</text:p>
          </table:table-cell>
          <table:table-cell table:formula="of:=POWER(10;[.C4])" office:value-type="float" office:value="31920.0821215638" calcext:value-type="float">
            <text:p>3.19E+04</text:p>
          </table:table-cell>
          <table:table-cell table:formula="of:=[.$E$5]+[.$E$4]* ([.D4]-[.$E$3])*([.D4])*([.D4]+[.$E$3])" office:value-type="float" office:value="4.504064" calcext:value-type="float">
            <text:p>4.504064</text:p>
          </table:table-cell>
          <table:table-cell table:formula="of:=[.$E$2]*(ROW()-[.$E$1])" office:value-type="float" office:value="-8.4" calcext:value-type="float">
            <text:p>-8.4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y scale</text:p>
          </table:table-cell>
        </table:table-row>
        <table:table-row table:style-name="ro1">
          <table:table-cell table:formula="of:=ROW()" office:value-type="float" office:value="5" calcext:value-type="float">
            <text:p>5</text:p>
          </table:table-cell>
          <table:table-cell table:formula="of:=POWER(10;[.C5])" office:value-type="float" office:value="613716.783175056" calcext:value-type="float">
            <text:p>6.14E+05</text:p>
          </table:table-cell>
          <table:table-cell table:formula="of:=[.$E$5]+[.$E$4]* ([.D5]-[.$E$3])*([.D5])*([.D5]+[.$E$3])" office:value-type="float" office:value="5.787968" calcext:value-type="float">
            <text:p>5.787968</text:p>
          </table:table-cell>
          <table:table-cell table:formula="of:=[.$E$2]*(ROW()-[.$E$1])" office:value-type="float" office:value="-7.2" calcext:value-type="float">
            <text:p>-7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 offset</text:p>
          </table:table-cell>
        </table:table-row>
        <table:table-row table:style-name="ro1">
          <table:table-cell table:formula="of:=ROW()" office:value-type="float" office:value="6" calcext:value-type="float">
            <text:p>6</text:p>
          </table:table-cell>
          <table:table-cell table:formula="of:=POWER(10;[.C6])" office:value-type="float" office:value="3250872.97385435" calcext:value-type="float">
            <text:p>3.25E+06</text:p>
          </table:table-cell>
          <table:table-cell table:formula="of:=[.$E$5]+[.$E$4]* ([.D6]-[.$E$3])*([.D6])*([.D6]+[.$E$3])" office:value-type="float" office:value="6.512" calcext:value-type="float">
            <text:p>6.512</text:p>
          </table:table-cell>
          <table:table-cell table:formula="of:=[.$E$2]*(ROW()-[.$E$1])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table:formula="of:=ROW()" office:value-type="float" office:value="7" calcext:value-type="float">
            <text:p>7</text:p>
          </table:table-cell>
          <table:table-cell table:formula="of:=POWER(10;[.C7])" office:value-type="float" office:value="5881281.94894679" calcext:value-type="float">
            <text:p>5.88E+06</text:p>
          </table:table-cell>
          <table:table-cell table:formula="of:=[.$E$5]+[.$E$4]* ([.D7]-[.$E$3])*([.D7])*([.D7]+[.$E$3])" office:value-type="float" office:value="6.769472" calcext:value-type="float">
            <text:p>6.769472</text:p>
          </table:table-cell>
          <table:table-cell table:formula="of:=[.$E$2]*(ROW()-[.$E$1])" office:value-type="float" office:value="-4.8" calcext:value-type="float">
            <text:p>-4.8</text:p>
          </table:table-cell>
          <table:table-cell table:number-columns-repeated="2"/>
        </table:table-row>
        <table:table-row table:style-name="ro1">
          <table:table-cell table:formula="of:=ROW()" office:value-type="float" office:value="8" calcext:value-type="float">
            <text:p>8</text:p>
          </table:table-cell>
          <table:table-cell table:formula="of:=POWER(10;[.C8])" office:value-type="float" office:value="4505012.49638969" calcext:value-type="float">
            <text:p>4.51E+06</text:p>
          </table:table-cell>
          <table:table-cell table:formula="of:=[.$E$5]+[.$E$4]* ([.D8]-[.$E$3])*([.D8])*([.D8]+[.$E$3])" office:value-type="float" office:value="6.653696" calcext:value-type="float">
            <text:p>6.653696</text:p>
          </table:table-cell>
          <table:table-cell table:formula="of:=[.$E$2]*(ROW()-[.$E$1])"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table:formula="of:=ROW()" office:value-type="float" office:value="9" calcext:value-type="float">
            <text:p>9</text:p>
          </table:table-cell>
          <table:table-cell table:formula="of:=POWER(10;[.C9])" office:value-type="float" office:value="1811273.36161371" calcext:value-type="float">
            <text:p>1.81E+06</text:p>
          </table:table-cell>
          <table:table-cell table:formula="of:=[.$E$5]+[.$E$4]* ([.D9]-[.$E$3])*([.D9])*([.D9]+[.$E$3])" office:value-type="float" office:value="6.257984" calcext:value-type="float">
            <text:p>6.257984</text:p>
          </table:table-cell>
          <table:table-cell table:formula="of:=[.$E$2]*(ROW()-[.$E$1])" office:value-type="float" office:value="-2.4" calcext:value-type="float">
            <text:p>-2.4</text:p>
          </table:table-cell>
          <table:table-cell table:number-columns-repeated="2"/>
        </table:table-row>
        <table:table-row table:style-name="ro1">
          <table:table-cell table:formula="of:=ROW()" office:value-type="float" office:value="10" calcext:value-type="float">
            <text:p>10</text:p>
          </table:table-cell>
          <table:table-cell table:formula="of:=POWER(10;[.C10])" office:value-type="float" office:value="473857.763140147" calcext:value-type="float">
            <text:p>4.74E+05</text:p>
          </table:table-cell>
          <table:table-cell table:formula="of:=[.$E$5]+[.$E$4]* ([.D10]-[.$E$3])*([.D10])*([.D10]+[.$E$3])" office:value-type="float" office:value="5.675648" calcext:value-type="float">
            <text:p>5.675648</text:p>
          </table:table-cell>
          <table:table-cell table:formula="of:=[.$E$2]*(ROW()-[.$E$1])" office:value-type="float" office:value="-1.2" calcext:value-type="float">
            <text:p>-1.2</text:p>
          </table:table-cell>
          <table:table-cell table:number-columns-repeated="2"/>
        </table:table-row>
        <table:table-row table:style-name="ro1">
          <table:table-cell table:formula="of:=ROW()" office:value-type="float" office:value="11" calcext:value-type="float">
            <text:p>11</text:p>
          </table:table-cell>
          <table:table-cell table:formula="of:=POWER(10;[.C11])" office:value-type="float" office:value="100000" calcext:value-type="float">
            <text:p>1.00E+05</text:p>
          </table:table-cell>
          <table:table-cell table:formula="of:=[.$E$5]+[.$E$4]* ([.D11]-[.$E$3])*([.D11])*([.D11]+[.$E$3])" office:value-type="float" office:value="5" calcext:value-type="float">
            <text:p>5</text:p>
          </table:table-cell>
          <table:table-cell table:formula="of:=[.$E$2]*(ROW()-[.$E$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ROW()" office:value-type="float" office:value="12" calcext:value-type="float">
            <text:p>12</text:p>
          </table:table-cell>
          <table:table-cell table:formula="of:=POWER(10;[.C12])" office:value-type="float" office:value="21103.3790682932" calcext:value-type="float">
            <text:p>2.11E+04</text:p>
          </table:table-cell>
          <table:table-cell table:formula="of:=[.$E$5]+[.$E$4]* ([.D12]-[.$E$3])*([.D12])*([.D12]+[.$E$3])" office:value-type="float" office:value="4.324352" calcext:value-type="float">
            <text:p>4.324352</text:p>
          </table:table-cell>
          <table:table-cell table:formula="of:=[.$E$2]*(ROW()-[.$E$1])"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table:formula="of:=ROW()" office:value-type="float" office:value="13" calcext:value-type="float">
            <text:p>13</text:p>
          </table:table-cell>
          <table:table-cell table:formula="of:=POWER(10;[.C13])" office:value-type="float" office:value="5520.97778939935" calcext:value-type="float">
            <text:p>5.52E+03</text:p>
          </table:table-cell>
          <table:table-cell table:formula="of:=[.$E$5]+[.$E$4]* ([.D13]-[.$E$3])*([.D13])*([.D13]+[.$E$3])" office:value-type="float" office:value="3.742016" calcext:value-type="float">
            <text:p>3.742016</text:p>
          </table:table-cell>
          <table:table-cell table:formula="of:=[.$E$2]*(ROW()-[.$E$1])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table:formula="of:=ROW()" office:value-type="float" office:value="14" calcext:value-type="float">
            <text:p>14</text:p>
          </table:table-cell>
          <table:table-cell table:formula="of:=POWER(10;[.C14])" office:value-type="float" office:value="2219.74966951013" calcext:value-type="float">
            <text:p>2.22E+03</text:p>
          </table:table-cell>
          <table:table-cell table:formula="of:=[.$E$5]+[.$E$4]* ([.D14]-[.$E$3])*([.D14])*([.D14]+[.$E$3])" office:value-type="float" office:value="3.346304" calcext:value-type="float">
            <text:p>3.346304</text:p>
          </table:table-cell>
          <table:table-cell table:formula="of:=[.$E$2]*(ROW()-[.$E$1])"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 table:formula="of:=ROW()" office:value-type="float" office:value="15" calcext:value-type="float">
            <text:p>15</text:p>
          </table:table-cell>
          <table:table-cell table:formula="of:=POWER(10;[.C15])" office:value-type="float" office:value="1700.30957311795" calcext:value-type="float">
            <text:p>1.70E+03</text:p>
          </table:table-cell>
          <table:table-cell table:formula="of:=[.$E$5]+[.$E$4]* ([.D15]-[.$E$3])*([.D15])*([.D15]+[.$E$3])" office:value-type="float" office:value="3.230528" calcext:value-type="float">
            <text:p>3.230528</text:p>
          </table:table-cell>
          <table:table-cell table:formula="of:=[.$E$2]*(ROW()-[.$E$1])" office:value-type="float" office:value="4.8" calcext:value-type="float">
            <text:p>4.8</text:p>
          </table:table-cell>
          <table:table-cell table:number-columns-repeated="2"/>
        </table:table-row>
        <table:table-row table:style-name="ro1">
          <table:table-cell table:formula="of:=ROW()" office:value-type="float" office:value="16" calcext:value-type="float">
            <text:p>16</text:p>
          </table:table-cell>
          <table:table-cell table:formula="of:=POWER(10;[.C16])" office:value-type="float" office:value="3076.0968147407" calcext:value-type="float">
            <text:p>3.08E+03</text:p>
          </table:table-cell>
          <table:table-cell table:formula="of:=[.$E$5]+[.$E$4]* ([.D16]-[.$E$3])*([.D16])*([.D16]+[.$E$3])" office:value-type="float" office:value="3.488" calcext:value-type="float">
            <text:p>3.488</text:p>
          </table:table-cell>
          <table:table-cell table:formula="of:=[.$E$2]*(ROW()-[.$E$1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ROW()" office:value-type="float" office:value="17" calcext:value-type="float">
            <text:p>17</text:p>
          </table:table-cell>
          <table:table-cell table:formula="of:=POWER(10;[.C17])" office:value-type="float" office:value="16294.1608803089" calcext:value-type="float">
            <text:p>1.63E+04</text:p>
          </table:table-cell>
          <table:table-cell table:formula="of:=[.$E$5]+[.$E$4]* ([.D17]-[.$E$3])*([.D17])*([.D17]+[.$E$3])" office:value-type="float" office:value="4.212032" calcext:value-type="float">
            <text:p>4.212032</text:p>
          </table:table-cell>
          <table:table-cell table:formula="of:=[.$E$2]*(ROW()-[.$E$1])"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formula="of:=ROW()" office:value-type="float" office:value="18" calcext:value-type="float">
            <text:p>18</text:p>
          </table:table-cell>
          <table:table-cell table:formula="of:=POWER(10;[.C18])" office:value-type="float" office:value="313282.402028798" calcext:value-type="float">
            <text:p>3.13E+05</text:p>
          </table:table-cell>
          <table:table-cell table:formula="of:=[.$E$5]+[.$E$4]* ([.D18]-[.$E$3])*([.D18])*([.D18]+[.$E$3])" office:value-type="float" office:value="5.495936" calcext:value-type="float">
            <text:p>5.495936</text:p>
          </table:table-cell>
          <table:table-cell table:formula="of:=[.$E$2]*(ROW()-[.$E$1])"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formula="of:=ROW()" office:value-type="float" office:value="19" calcext:value-type="float">
            <text:p>19</text:p>
          </table:table-cell>
          <table:table-cell table:formula="of:=POWER(10;[.C19])" office:value-type="float" office:value="27103414.0675365" calcext:value-type="float">
            <text:p>2.71E+07</text:p>
          </table:table-cell>
          <table:table-cell table:formula="of:=[.$E$5]+[.$E$4]* ([.D19]-[.$E$3])*([.D19])*([.D19]+[.$E$3])" office:value-type="float" office:value="7.433024" calcext:value-type="float">
            <text:p>7.433024</text:p>
          </table:table-cell>
          <table:table-cell table:formula="of:=[.$E$2]*(ROW()-[.$E$1])" office:value-type="float" office:value="9.6" calcext:value-type="float">
            <text:p>9.6</text:p>
          </table:table-cell>
          <table:table-cell table:number-columns-repeated="2"/>
        </table:table-row>
        <table:table-row table:style-name="ro1">
          <table:table-cell table:formula="of:=ROW()" office:value-type="float" office:value="20" calcext:value-type="float">
            <text:p>20</text:p>
          </table:table-cell>
          <table:table-cell table:formula="of:=POWER(10;[.C20])" office:value-type="float" office:value="13080007710.5163" calcext:value-type="float">
            <text:p>1.31E+10</text:p>
          </table:table-cell>
          <table:table-cell table:formula="of:=[.$E$5]+[.$E$4]* ([.D20]-[.$E$3])*([.D20])*([.D20]+[.$E$3])" office:value-type="float" office:value="10.116608" calcext:value-type="float">
            <text:p>10.116608</text:p>
          </table:table-cell>
          <table:table-cell table:formula="of:=[.$E$2]*(ROW()-[.$E$1])" office:value-type="float" office:value="10.8" calcext:value-type="float">
            <text:p>10.8</text:p>
          </table:table-cell>
          <table:table-cell table:number-columns-repeated="2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1" svg:width="295.17pt" svg:height="189.58pt" svg:x="239.61pt" svg:y="48.81pt">
            <draw:object draw:notify-on-update-of-ranges="Sheet2.A1:Sheet2.A20 Sheet2.C1:Sheet2.C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formula="of:=POWER(10; -3 +(9-(-3))* ([.B1]-1)/(20-1))" office:value-type="float" office:value="0.001" calcext:value-type="float">
            <text:p>1.00E-03</text:p>
          </table:table-cell>
          <table:table-cell table:formula="of:=ROW()" office:value-type="float" office:value="1" calcext:value-type="float">
            <text:p>1</text:p>
          </table:table-cell>
          <table:table-cell table:formula="of:=[.$E$5]+[.$E$4]* ([.D1]-[.$E$3])*([.D1])*([.D1]+[.$E$3])" office:value-type="float" office:value="-0.76" calcext:value-type="float">
            <text:p>-0.76</text:p>
          </table:table-cell>
          <table:table-cell table:formula="of:=[.$E$2]*(ROW()-[.$E$1])"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ddle number</text:p>
          </table:table-cell>
        </table:table-row>
        <table:table-row table:style-name="ro1">
          <table:table-cell table:formula="of:=POWER(10; -3 +(9-(-3))* ([.B2]-1)/(20-1))" office:value-type="float" office:value="0.0042813323987194" calcext:value-type="float">
            <text:p>4.28E-03</text:p>
          </table:table-cell>
          <table:table-cell table:formula="of:=ROW()" office:value-type="float" office:value="2" calcext:value-type="float">
            <text:p>2</text:p>
          </table:table-cell>
          <table:table-cell table:formula="of:=[.$E$5]+[.$E$4]* ([.D2]-[.$E$3])*([.D2])*([.D2]+[.$E$3])" office:value-type="float" office:value="1.588928" calcext:value-type="float">
            <text:p>1.588928</text:p>
          </table:table-cell>
          <table:table-cell table:formula="of:=[.$E$2]*(ROW()-[.$E$1])" office:value-type="float" office:value="-10.8" calcext:value-type="float">
            <text:p>-10.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x scale</text:p>
          </table:table-cell>
        </table:table-row>
        <table:table-row table:style-name="ro1">
          <table:table-cell table:formula="of:=POWER(10; -3 +(9-(-3))* ([.B3]-1)/(20-1))" office:value-type="float" office:value="0.0183298071083244" calcext:value-type="float">
            <text:p>1.83E-02</text:p>
          </table:table-cell>
          <table:table-cell table:formula="of:=ROW()" office:value-type="float" office:value="3" calcext:value-type="float">
            <text:p>3</text:p>
          </table:table-cell>
          <table:table-cell table:formula="of:=[.$E$5]+[.$E$4]* ([.D3]-[.$E$3])*([.D3])*([.D3]+[.$E$3])" office:value-type="float" office:value="3.377984" calcext:value-type="float">
            <text:p>3.377984</text:p>
          </table:table-cell>
          <table:table-cell table:formula="of:=[.$E$2]*(ROW()-[.$E$1])" office:value-type="float" office:value="-9.6" calcext:value-type="float">
            <text:p>-9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ero separation in rows</text:p>
          </table:table-cell>
        </table:table-row>
        <table:table-row table:style-name="ro1">
          <table:table-cell table:formula="of:=POWER(10; -3 +(9-(-3))* ([.B4]-1)/(20-1))" office:value-type="float" office:value="0.0784759970351461" calcext:value-type="float">
            <text:p>7.85E-02</text:p>
          </table:table-cell>
          <table:table-cell table:formula="of:=ROW()" office:value-type="float" office:value="4" calcext:value-type="float">
            <text:p>4</text:p>
          </table:table-cell>
          <table:table-cell table:formula="of:=[.$E$5]+[.$E$4]* ([.D4]-[.$E$3])*([.D4])*([.D4]+[.$E$3])" office:value-type="float" office:value="4.669376" calcext:value-type="float">
            <text:p>4.669376</text:p>
          </table:table-cell>
          <table:table-cell table:formula="of:=[.$E$2]*(ROW()-[.$E$1])" office:value-type="float" office:value="-8.4" calcext:value-type="float">
            <text:p>-8.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y scale</text:p>
          </table:table-cell>
        </table:table-row>
        <table:table-row table:style-name="ro1">
          <table:table-cell table:formula="of:=POWER(10; -3 +(9-(-3))* ([.B5]-1)/(20-1))" office:value-type="float" office:value="0.335981828628378" calcext:value-type="float">
            <text:p>3.36E-01</text:p>
          </table:table-cell>
          <table:table-cell table:formula="of:=ROW()" office:value-type="float" office:value="5" calcext:value-type="float">
            <text:p>5</text:p>
          </table:table-cell>
          <table:table-cell table:formula="of:=[.$E$5]+[.$E$4]* ([.D5]-[.$E$3])*([.D5])*([.D5]+[.$E$3])" office:value-type="float" office:value="5.525312" calcext:value-type="float">
            <text:p>5.525312</text:p>
          </table:table-cell>
          <table:table-cell table:formula="of:=[.$E$2]*(ROW()-[.$E$1])" office:value-type="float" office:value="-7.2" calcext:value-type="float">
            <text:p>-7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 offset</text:p>
          </table:table-cell>
        </table:table-row>
        <table:table-row table:style-name="ro1">
          <table:table-cell table:formula="of:=POWER(10; -3 +(9-(-3))* ([.B6]-1)/(20-1))" office:value-type="float" office:value="1.43844988828766" calcext:value-type="float">
            <text:p>1.44E+00</text:p>
          </table:table-cell>
          <table:table-cell table:formula="of:=ROW()" office:value-type="float" office:value="6" calcext:value-type="float">
            <text:p>6</text:p>
          </table:table-cell>
          <table:table-cell table:formula="of:=[.$E$5]+[.$E$4]* ([.D6]-[.$E$3])*([.D6])*([.D6]+[.$E$3])" office:value-type="float" office:value="6.008" calcext:value-type="float">
            <text:p>6.008</text:p>
          </table:table-cell>
          <table:table-cell table:formula="of:=[.$E$2]*(ROW()-[.$E$1])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table:formula="of:=POWER(10; -3 +(9-(-3))* ([.B7]-1)/(20-1))" office:value-type="float" office:value="6.15848211066026" calcext:value-type="float">
            <text:p>6.16E+00</text:p>
          </table:table-cell>
          <table:table-cell table:formula="of:=ROW()" office:value-type="float" office:value="7" calcext:value-type="float">
            <text:p>7</text:p>
          </table:table-cell>
          <table:table-cell table:formula="of:=[.$E$5]+[.$E$4]* ([.D7]-[.$E$3])*([.D7])*([.D7]+[.$E$3])" office:value-type="float" office:value="6.179648" calcext:value-type="float">
            <text:p>6.179648</text:p>
          </table:table-cell>
          <table:table-cell table:formula="of:=[.$E$2]*(ROW()-[.$E$1])" office:value-type="float" office:value="-4.8" calcext:value-type="float">
            <text:p>-4.8</text:p>
          </table:table-cell>
          <table:table-cell table:number-columns-repeated="2"/>
        </table:table-row>
        <table:table-row table:style-name="ro1">
          <table:table-cell table:formula="of:=POWER(10; -3 +(9-(-3))* ([.B8]-1)/(20-1))" office:value-type="float" office:value="26.3665089873036" calcext:value-type="float">
            <text:p>2.64E+01</text:p>
          </table:table-cell>
          <table:table-cell table:formula="of:=ROW()" office:value-type="float" office:value="8" calcext:value-type="float">
            <text:p>8</text:p>
          </table:table-cell>
          <table:table-cell table:formula="of:=[.$E$5]+[.$E$4]* ([.D8]-[.$E$3])*([.D8])*([.D8]+[.$E$3])" office:value-type="float" office:value="6.102464" calcext:value-type="float">
            <text:p>6.102464</text:p>
          </table:table-cell>
          <table:table-cell table:formula="of:=[.$E$2]*(ROW()-[.$E$1])"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table:formula="of:=POWER(10; -3 +(9-(-3))* ([.B9]-1)/(20-1))" office:value-type="float" office:value="112.883789168469" calcext:value-type="float">
            <text:p>1.13E+02</text:p>
          </table:table-cell>
          <table:table-cell table:formula="of:=ROW()" office:value-type="float" office:value="9" calcext:value-type="float">
            <text:p>9</text:p>
          </table:table-cell>
          <table:table-cell table:formula="of:=[.$E$5]+[.$E$4]* ([.D9]-[.$E$3])*([.D9])*([.D9]+[.$E$3])" office:value-type="float" office:value="5.838656" calcext:value-type="float">
            <text:p>5.838656</text:p>
          </table:table-cell>
          <table:table-cell table:formula="of:=[.$E$2]*(ROW()-[.$E$1])" office:value-type="float" office:value="-2.4" calcext:value-type="float">
            <text:p>-2.4</text:p>
          </table:table-cell>
          <table:table-cell table:number-columns-repeated="2"/>
        </table:table-row>
        <table:table-row table:style-name="ro1">
          <table:table-cell table:formula="of:=POWER(10; -3 +(9-(-3))* ([.B10]-1)/(20-1))" office:value-type="float" office:value="483.293023857175" calcext:value-type="float">
            <text:p>4.83E+02</text:p>
          </table:table-cell>
          <table:table-cell table:formula="of:=ROW()" office:value-type="float" office:value="10" calcext:value-type="float">
            <text:p>10</text:p>
          </table:table-cell>
          <table:table-cell table:formula="of:=[.$E$5]+[.$E$4]* ([.D10]-[.$E$3])*([.D10])*([.D10]+[.$E$3])" office:value-type="float" office:value="5.450432" calcext:value-type="float">
            <text:p>5.450432</text:p>
          </table:table-cell>
          <table:table-cell table:formula="of:=[.$E$2]*(ROW()-[.$E$1])" office:value-type="float" office:value="-1.2" calcext:value-type="float">
            <text:p>-1.2</text:p>
          </table:table-cell>
          <table:table-cell table:number-columns-repeated="2"/>
        </table:table-row>
        <table:table-row table:style-name="ro1">
          <table:table-cell table:formula="of:=POWER(10; -3 +(9-(-3))* ([.B11]-1)/(20-1))" office:value-type="float" office:value="2069.13808111479" calcext:value-type="float">
            <text:p>2.07E+03</text:p>
          </table:table-cell>
          <table:table-cell table:formula="of:=ROW()" office:value-type="float" office:value="11" calcext:value-type="float">
            <text:p>11</text:p>
          </table:table-cell>
          <table:table-cell table:formula="of:=[.$E$5]+[.$E$4]* ([.D11]-[.$E$3])*([.D11])*([.D11]+[.$E$3])" office:value-type="float" office:value="5" calcext:value-type="float">
            <text:p>5</text:p>
          </table:table-cell>
          <table:table-cell table:formula="of:=[.$E$2]*(ROW()-[.$E$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POWER(10; -3 +(9-(-3))* ([.B12]-1)/(20-1))" office:value-type="float" office:value="8858.66790410083" calcext:value-type="float">
            <text:p>8.86E+03</text:p>
          </table:table-cell>
          <table:table-cell table:formula="of:=ROW()" office:value-type="float" office:value="12" calcext:value-type="float">
            <text:p>12</text:p>
          </table:table-cell>
          <table:table-cell table:formula="of:=[.$E$5]+[.$E$4]* ([.D12]-[.$E$3])*([.D12])*([.D12]+[.$E$3])" office:value-type="float" office:value="4.549568" calcext:value-type="float">
            <text:p>4.549568</text:p>
          </table:table-cell>
          <table:table-cell table:formula="of:=[.$E$2]*(ROW()-[.$E$1])"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table:formula="of:=POWER(10; -3 +(9-(-3))* ([.B13]-1)/(20-1))" office:value-type="float" office:value="37926.9019073225" calcext:value-type="float">
            <text:p>3.79E+04</text:p>
          </table:table-cell>
          <table:table-cell table:formula="of:=ROW()" office:value-type="float" office:value="13" calcext:value-type="float">
            <text:p>13</text:p>
          </table:table-cell>
          <table:table-cell table:formula="of:=[.$E$5]+[.$E$4]* ([.D13]-[.$E$3])*([.D13])*([.D13]+[.$E$3])" office:value-type="float" office:value="4.161344" calcext:value-type="float">
            <text:p>4.161344</text:p>
          </table:table-cell>
          <table:table-cell table:formula="of:=[.$E$2]*(ROW()-[.$E$1])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table:formula="of:=POWER(10; -3 +(9-(-3))* ([.B14]-1)/(20-1))" office:value-type="float" office:value="162377.673918872" calcext:value-type="float">
            <text:p>1.62E+05</text:p>
          </table:table-cell>
          <table:table-cell table:formula="of:=ROW()" office:value-type="float" office:value="14" calcext:value-type="float">
            <text:p>14</text:p>
          </table:table-cell>
          <table:table-cell table:formula="of:=[.$E$5]+[.$E$4]* ([.D14]-[.$E$3])*([.D14])*([.D14]+[.$E$3])" office:value-type="float" office:value="3.897536" calcext:value-type="float">
            <text:p>3.897536</text:p>
          </table:table-cell>
          <table:table-cell table:formula="of:=[.$E$2]*(ROW()-[.$E$1])"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 table:formula="of:=POWER(10; -3 +(9-(-3))* ([.B15]-1)/(20-1))" office:value-type="float" office:value="695192.796177562" calcext:value-type="float">
            <text:p>6.95E+05</text:p>
          </table:table-cell>
          <table:table-cell table:formula="of:=ROW()" office:value-type="float" office:value="15" calcext:value-type="float">
            <text:p>15</text:p>
          </table:table-cell>
          <table:table-cell table:formula="of:=[.$E$5]+[.$E$4]* ([.D15]-[.$E$3])*([.D15])*([.D15]+[.$E$3])" office:value-type="float" office:value="3.820352" calcext:value-type="float">
            <text:p>3.820352</text:p>
          </table:table-cell>
          <table:table-cell table:formula="of:=[.$E$2]*(ROW()-[.$E$1])" office:value-type="float" office:value="4.8" calcext:value-type="float">
            <text:p>4.8</text:p>
          </table:table-cell>
          <table:table-cell table:number-columns-repeated="2"/>
        </table:table-row>
        <table:table-row table:style-name="ro1">
          <table:table-cell table:formula="of:=POWER(10; -3 +(9-(-3))* ([.B16]-1)/(20-1))" office:value-type="float" office:value="2976351.44163131" calcext:value-type="float">
            <text:p>2.98E+06</text:p>
          </table:table-cell>
          <table:table-cell table:formula="of:=ROW()" office:value-type="float" office:value="16" calcext:value-type="float">
            <text:p>16</text:p>
          </table:table-cell>
          <table:table-cell table:formula="of:=[.$E$5]+[.$E$4]* ([.D16]-[.$E$3])*([.D16])*([.D16]+[.$E$3])" office:value-type="float" office:value="3.992" calcext:value-type="float">
            <text:p>3.992</text:p>
          </table:table-cell>
          <table:table-cell table:formula="of:=[.$E$2]*(ROW()-[.$E$1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POWER(10; -3 +(9-(-3))* ([.B17]-1)/(20-1))" office:value-type="float" office:value="12742749.8570313" calcext:value-type="float">
            <text:p>1.27E+07</text:p>
          </table:table-cell>
          <table:table-cell table:formula="of:=ROW()" office:value-type="float" office:value="17" calcext:value-type="float">
            <text:p>17</text:p>
          </table:table-cell>
          <table:table-cell table:formula="of:=[.$E$5]+[.$E$4]* ([.D17]-[.$E$3])*([.D17])*([.D17]+[.$E$3])" office:value-type="float" office:value="4.474688" calcext:value-type="float">
            <text:p>4.474688</text:p>
          </table:table-cell>
          <table:table-cell table:formula="of:=[.$E$2]*(ROW()-[.$E$1])"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formula="of:=POWER(10; -3 +(9-(-3))* ([.B18]-1)/(20-1))" office:value-type="float" office:value="54555947.8116851" calcext:value-type="float">
            <text:p>5.46E+07</text:p>
          </table:table-cell>
          <table:table-cell table:formula="of:=ROW()" office:value-type="float" office:value="18" calcext:value-type="float">
            <text:p>18</text:p>
          </table:table-cell>
          <table:table-cell table:formula="of:=[.$E$5]+[.$E$4]* ([.D18]-[.$E$3])*([.D18])*([.D18]+[.$E$3])" office:value-type="float" office:value="5.330624" calcext:value-type="float">
            <text:p>5.330624</text:p>
          </table:table-cell>
          <table:table-cell table:formula="of:=[.$E$2]*(ROW()-[.$E$1])"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formula="of:=POWER(10; -3 +(9-(-3))* ([.B19]-1)/(20-1))" office:value-type="float" office:value="233572146.909012" calcext:value-type="float">
            <text:p>2.34E+08</text:p>
          </table:table-cell>
          <table:table-cell table:formula="of:=ROW()" office:value-type="float" office:value="19" calcext:value-type="float">
            <text:p>19</text:p>
          </table:table-cell>
          <table:table-cell table:formula="of:=[.$E$5]+[.$E$4]* ([.D19]-[.$E$3])*([.D19])*([.D19]+[.$E$3])" office:value-type="float" office:value="6.622016" calcext:value-type="float">
            <text:p>6.622016</text:p>
          </table:table-cell>
          <table:table-cell table:formula="of:=[.$E$2]*(ROW()-[.$E$1])" office:value-type="float" office:value="9.6" calcext:value-type="float">
            <text:p>9.6</text:p>
          </table:table-cell>
          <table:table-cell table:number-columns-repeated="2"/>
        </table:table-row>
        <table:table-row table:style-name="ro1">
          <table:table-cell table:formula="of:=POWER(10; -3 +(9-(-3))* ([.B20]-1)/(20-1))" office:value-type="float" office:value="1000000000" calcext:value-type="float">
            <text:p>1.00E+09</text:p>
          </table:table-cell>
          <table:table-cell table:formula="of:=ROW()" office:value-type="float" office:value="20" calcext:value-type="float">
            <text:p>20</text:p>
          </table:table-cell>
          <table:table-cell table:formula="of:=[.$E$5]+[.$E$4]* ([.D20]-[.$E$3])*([.D20])*([.D20]+[.$E$3])" office:value-type="float" office:value="8.411072" calcext:value-type="float">
            <text:p>8.411072</text:p>
          </table:table-cell>
          <table:table-cell table:formula="of:=[.$E$2]*(ROW()-[.$E$1])" office:value-type="float" office:value="10.8" calcext:value-type="float">
            <text:p>10.8</text:p>
          </table:table-cell>
          <table:table-cell table:number-columns-repeated="2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09:11:56.583760021</meta:creation-date>
    <dc:date>2018-10-27T10:00:22.587780883</dc:date>
    <meta:editing-duration>PT6M2S</meta:editing-duration>
    <meta:editing-cycles>1</meta:editing-cycles>
    <meta:document-statistic meta:table-count="2" meta:cell-count="180" meta:object-count="2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1">
      <style:chart-properties chart:display-label="true" chart:logarithmic="true" chart:maximum="10000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76cm" svg:height="5.612cm" xlink:href=".." xlink:type="simple" chart:class="chart:scatter" chart:style-name="ch1">
        <chart:plot-area chart:style-name="ch2" table:cell-range-address="Sheet1.A1:Sheet1.B20" svg:x="0.199cm" svg:y="0.112cm" svg:width="9.578cm" svg:height="5.388cm">
          <chartooo:coordinate-region svg:x="1.932cm" svg:y="0.311cm" svg:width="7.658cm" svg:height="4.5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0" chart:class="chart:scatter">
            <chart:domain table:cell-range-address="Sheet1.A1:Sheet1.A20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0</svg:desc>
                </draw:g>
              </table:table-cell>
              <table:table-cell office:value-type="float" office:value="0.000229086765276777">
                <text:p>0.000229086765276777</text:p>
                <draw:g>
                  <svg:desc>Sheet1.B1:Sheet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64525543204387">
                <text:p>0.7645255432043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68.957208677914">
                <text:p>368.9572086779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1920.0821215638">
                <text:p>31920.0821215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13716.783175056">
                <text:p>613716.783175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250872.97385435">
                <text:p>3250872.97385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881281.94894679">
                <text:p>5881281.94894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505012.49638969">
                <text:p>4505012.496389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11273.36161371">
                <text:p>1811273.361613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73857.763140147">
                <text:p>473857.763140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1103.3790682932">
                <text:p>21103.3790682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520.97778939935">
                <text:p>5520.977789399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219.74966951013">
                <text:p>2219.74966951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00.30957311795">
                <text:p>1700.30957311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076.0968147407">
                <text:p>3076.09681474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294.1608803089">
                <text:p>16294.16088030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13282.402028798">
                <text:p>313282.4020287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7103414.0675365">
                <text:p>27103414.06753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080007710.5163">
                <text:p>13080007710.5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 style:rotation-angle="15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14cm" svg:height="6.689cm" xlink:href=".." xlink:type="simple" chart:class="chart:scatter" chart:style-name="ch1">
        <chart:plot-area chart:style-name="ch2" table:cell-range-address="Sheet2.A1:Sheet2.A20 Sheet2.C1:Sheet2.C20" svg:x="0.067cm" svg:y="0.171cm" svg:width="10.013cm" svg:height="5.513cm">
          <chartooo:coordinate-region svg:x="1.451cm" svg:y="0.331cm" svg:width="8.578cm" svg:height="5.1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C1:Sheet2.C20" chart:class="chart:scatter">
            <chart:domain table:cell-range-address="Sheet2.A1:Sheet2.A20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Sheet2.A1:Sheet2.A20</svg:desc>
                </draw:g>
              </table:table-cell>
              <table:table-cell office:value-type="float" office:value="-0.76">
                <text:p>-0.76</text:p>
                <draw:g>
                  <svg:desc>Sheet2.C1:Sheet2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2813323987194">
                <text:p>0.0042813323987194</text:p>
              </table:table-cell>
              <table:table-cell office:value-type="float" office:value="1.588928">
                <text:p>1.5889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83298071083244">
                <text:p>0.0183298071083244</text:p>
              </table:table-cell>
              <table:table-cell office:value-type="float" office:value="3.377984">
                <text:p>3.3779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84759970351461">
                <text:p>0.0784759970351461</text:p>
              </table:table-cell>
              <table:table-cell office:value-type="float" office:value="4.669376">
                <text:p>4.6693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5981828628378">
                <text:p>0.335981828628378</text:p>
              </table:table-cell>
              <table:table-cell office:value-type="float" office:value="5.525312">
                <text:p>5.525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3844988828766">
                <text:p>1.43844988828766</text:p>
              </table:table-cell>
              <table:table-cell office:value-type="float" office:value="6.008">
                <text:p>6.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5848211066026">
                <text:p>6.15848211066026</text:p>
              </table:table-cell>
              <table:table-cell office:value-type="float" office:value="6.179648">
                <text:p>6.1796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3665089873036">
                <text:p>26.3665089873036</text:p>
              </table:table-cell>
              <table:table-cell office:value-type="float" office:value="6.102464">
                <text:p>6.102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.883789168469">
                <text:p>112.883789168469</text:p>
              </table:table-cell>
              <table:table-cell office:value-type="float" office:value="5.838656">
                <text:p>5.838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3.293023857175">
                <text:p>483.293023857175</text:p>
              </table:table-cell>
              <table:table-cell office:value-type="float" office:value="5.450432">
                <text:p>5.450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69.13808111479">
                <text:p>2069.138081114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58.66790410083">
                <text:p>8858.66790410083</text:p>
              </table:table-cell>
              <table:table-cell office:value-type="float" office:value="4.549568">
                <text:p>4.549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926.9019073225">
                <text:p>37926.9019073225</text:p>
              </table:table-cell>
              <table:table-cell office:value-type="float" office:value="4.161344">
                <text:p>4.161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2377.673918872">
                <text:p>162377.673918872</text:p>
              </table:table-cell>
              <table:table-cell office:value-type="float" office:value="3.897536">
                <text:p>3.8975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5192.796177562">
                <text:p>695192.796177562</text:p>
              </table:table-cell>
              <table:table-cell office:value-type="float" office:value="3.820352">
                <text:p>3.820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76351.44163131">
                <text:p>2976351.44163131</text:p>
              </table:table-cell>
              <table:table-cell office:value-type="float" office:value="3.992">
                <text:p>3.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42749.8570313">
                <text:p>12742749.8570313</text:p>
              </table:table-cell>
              <table:table-cell office:value-type="float" office:value="4.474688">
                <text:p>4.4746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555947.8116851">
                <text:p>54555947.8116851</text:p>
              </table:table-cell>
              <table:table-cell office:value-type="float" office:value="5.330624">
                <text:p>5.330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3572146.909012">
                <text:p>233572146.909012</text:p>
              </table:table-cell>
              <table:table-cell office:value-type="float" office:value="6.622016">
                <text:p>6.622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0000">
                <text:p>1000000000</text:p>
              </table:table-cell>
              <table:table-cell office:value-type="float" office:value="8.411072">
                <text:p>8.4110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